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line-height="80%"/>
      <style:text-properties style:font-name="DejaVu Sans Mono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&gt;TEF1tp</text:p>
      <text:p text:style-name="P1">ACAATGC...AAA</text:p>
      <text:p text:style-name="P1">&gt;gene1</text:p>
      <text:p text:style-name="P1">atgatc...taa</text:p>
      <text:p text:style-name="P1">&gt;TDH3tp</text:p>
      <text:p text:style-name="P1">ATAAAAA...AAA</text:p>
      <text:p text:style-name="P1"></text:p>
      <text:p text:style-name="P1">&gt;TDH3tp</text:p>
      <text:p text:style-name="P1">ATAAAAA...AAA</text:p>
      <text:p text:style-name="P1">&gt;gene2</text:p>
      <text:p text:style-name="P1">atgcac...tag</text:p>
      <text:p text:style-name="P1">&gt;TPI1tp</text:p>
      <text:p text:style-name="P1">TGTTTAA...AAA</text:p>
      <text:p text:style-name="P1"></text:p>
      <text:p text:style-name="P1"></text:p>
      <text:p text:style-name="P1">&gt;pYPKa_Z_TEF1tp</text:p>
      <text:p text:style-name="P1">tcgcgcgttt...ACAATGC...AAA...ctttcgtc</text:p>
      <text:p text:style-name="P1"></text:p>
      <text:p text:style-name="P1">&gt;pYPKa_A_gene1</text:p>
      <text:p text:style-name="P1">tcgcgcgttt...atgatc...taa...ctttcgtc</text:p>
      <text:p text:style-name="P1"></text:p>
      <text:p text:style-name="P1">&gt;pYPKa_E_TDH3tp</text:p>
      <text:p text:style-name="P1">tcgcgcgttt...ATAAAAA...AAA...ctttcgtc</text:p>
      <text:p text:style-name="P1"></text:p>
      <text:p text:style-name="P1">&gt;pYPKa_Z_TDH3tp</text:p>
      <text:p text:style-name="P1">tcgcgcgttt...ATAAAAA...AAA...ctttcgtc</text:p>
      <text:p text:style-name="P1"></text:p>
      <text:p text:style-name="P1">&gt;pYPKa_A_gene2</text:p>
      <text:p text:style-name="P1">tcgcgcgttt...atgcac...tag...ctttcgtc</text:p>
      <text:p text:style-name="P1"></text:p>
      <text:p text:style-name="P1">&gt;pYPKa_E_TPI1tp</text:p>
      <text:p text:style-name="P1">tcgcgcgttt...TGTTTAA...AAA...ctttcgtc</text:p>
      <text:p text:style-name="P1"></text:p>
      <text:p text:style-name="P1"></text:p>
      <text:p text:style-name="P1">&gt;pYPK0_TEF1tp_gene1_TDH3tp</text:p>
      <text:p text:style-name="P1">tcgcgcgttt...ACAATGC...AAA...atgatc...taa...ATAAAAA...AAA...ctttcgtc</text:p>
      <text:p text:style-name="P1"></text:p>
      <text:p text:style-name="P1">&gt;pYPK0_TDH3tp_gene2_TPI1tp</text:p>
      <text:p text:style-name="P1">tcgcgcgttt...ATAAAAA...AAA...atgcac...tag...TGTTTAA...AAA...ctttcgtc</text:p>
      <text:p text:style-name="P1"></text:p>
      <text:p text:style-name="P1"></text:p>
      <text:p text:style-name="P1"></text:p>
      <text:p text:style-name="P1"></text:p>
      <text:p text:style-name="P1"><text:soft-page-break/></text:p>
      <text:p text:style-name="P1">&gt;pYPKa_Z_TEF1tp</text:p>
      <text:p text:style-name="P1">tcgcgcgttt...ACAATGC...AAA...ctttcgtc</text:p>
      <text:p text:style-name="P1"></text:p>
      <text:p text:style-name="P1">&gt;pYPKa_A_gene1</text:p>
      <text:p text:style-name="P1">tcgcgcgttt...atgatc...taa...ctttcgtc</text:p>
      <text:p text:style-name="P1"></text:p>
      <text:p text:style-name="P1">&gt;TDH3tp</text:p>
      <text:p text:style-name="P1">ATAAAAA...AAA</text:p>
      <text:p text:style-name="P1"></text:p>
      <text:p text:style-name="P1">&gt;pYPK0_TDH3tp_gene2_TPI1tp</text:p>
      <text:p text:style-name="P1">tcgcgcgttt...ATAAAAA...AAA...atgcac...tag...TGTTTAA...AAA...ctttcg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Johansson</meta:initial-creator>
    <meta:creation-date>2014-05-29T11:04:30.945379225</meta:creation-date>
    <dc:date>2014-05-29T11:21:48.587210869</dc:date>
    <dc:creator>Björn Johansson</dc:creator>
    <meta:editing-duration>PT12M45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2" meta:paragraph-count="55" meta:word-count="36" meta:character-count="882" meta:non-whitespace-character-count="828"/>
  </office:meta>
</office:document-meta>
</file>